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1.286cm"/>
    </style:style>
    <style:style style:name="co5" style:family="table-column">
      <style:table-column-properties fo:break-before="auto" style:column-width="1.2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1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15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Accent_20_2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/>
      <style:paragraph-properties fo:text-align="end" fo:margin-left="0cm"/>
    </style:style>
    <style:style style:name="ce10" style:family="table-cell" style:parent-style-name="Default">
      <style:table-cell-properties fo:border-bottom="0.99pt solid #000000" fo:background-color="#ffffff" fo:border-left="none" fo:border-right="none" fo:border-top="0.99pt solid #000000"/>
    </style:style>
    <style:style style:name="ce11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ce19"/>
        <table:table-column table:style-name="co3" table:default-cell-style-name="ce19"/>
        <table:table-column table:style-name="co4" table:default-cell-style-name="ce19"/>
        <table:table-column table:style-name="co2" table:number-columns-repeated="2" table:default-cell-style-name="ce19"/>
        <table:table-column table:style-name="co5" table:default-cell-style-name="ce19"/>
        <table:table-column table:style-name="co2" table:number-columns-repeated="3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stadísticas St.Pauli (2021/2021)</text:p>
          </table:table-cell>
          <table:covered-table-cell table:number-columns-repeated="6" table:style-name="ce5"/>
          <table:covered-table-cell table:style-name="ce8"/>
          <table:table-cell table:style-name="ce9" office:value-type="string" calcext:value-type="string" table:number-columns-spanned="2" table:number-rows-spanned="1">
            <text:p>Jornada:</text:p>
          </table:table-cell>
          <table:covered-table-cell table:style-name="ce10"/>
          <table:table-cell table:style-name="ce1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Jugador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Jgdo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les</text:p>
          </table:table-cell>
          <table:table-cell table:style-name="ce2" office:value-type="string" calcext:value-type="string">
            <text:p>Asist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Roja</text:p>
          </table:table-cell>
          <table:table-cell table:style-name="ce2" office:value-type="string" calcext:value-type="string">
            <text:p>TpP</text:p>
          </table:table-cell>
          <table:table-cell table:style-name="ce2" office:value-type="string" calcext:value-type="string">
            <text:p>AP%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 – Guido Burgstaller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72" calcext:value-type="float">
            <text:p>1572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.3 </text:p>
          </table:table-cell>
          <table:table-cell table:style-name="ce6" office:value-type="string" calcext:value-type="string">
            <text:p>73.9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2 – Daniel-Kofi Kyereh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81" calcext:value-type="float">
            <text:p>15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.4 </text:p>
          </table:table-cell>
          <table:table-cell table:style-name="ce6" office:value-type="string" calcext:value-type="string">
            <text:p>75.7 </text:p>
          </table:table-cell>
          <table:table-cell/>
          <table:table-cell table:style-name="ce24" office:value-type="string" calcext:value-type="string" table:number-columns-spanned="2" table:number-rows-spanned="1">
            <text:p>MIS ESTADÍSTICAS</text:p>
          </table:table-cell>
          <table:covered-table-cell/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3 – Leart Paqarada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11" calcext:value-type="float">
            <text:p>15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.2 </text:p>
          </table:table-cell>
          <table:table-cell table:style-name="ce6" office:value-type="string" calcext:value-type="string">
            <text:p>74.6 </text:p>
          </table:table-cell>
          <table:table-cell table:style-name="ce19"/>
          <table:table-cell table:style-name="ce19" office:value-type="string" calcext:value-type="string">
            <text:p>Altura media de los jugadores</text:p>
          </table:table-cell>
          <table:table-cell table:formula="of:=AVERAGE([.B3:.B20])" office:value-type="float" office:value="187" calcext:value-type="float">
            <text:p>187</text:p>
          </table:table-cell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4 – Jannes Wieckhoff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5 </text:p>
          </table:table-cell>
          <table:table-cell table:style-name="ce6" office:value-type="string" calcext:value-type="string">
            <text:p>82.9 </text:p>
          </table:table-cell>
          <table:table-cell table:style-name="ce19"/>
          <table:table-cell table:style-name="ce19" office:value-type="string" calcext:value-type="string">
            <text:p>Peso medio de los jugadores</text:p>
          </table:table-cell>
          <table:table-cell table:formula="of:=ROUND(AVERAGE([.C3:.C19]);1)" office:value-type="float" office:value="78.3" calcext:value-type="float">
            <text:p>78,3</text:p>
          </table:table-cell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5 – Jakov Medic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15" calcext:value-type="float">
            <text:p>11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5 </text:p>
          </table:table-cell>
          <table:table-cell table:style-name="ce6" office:value-type="string" calcext:value-type="string">
            <text:p>84.9 </text:p>
          </table:table-cell>
          <table:table-cell table:style-name="ce19"/>
          <table:table-cell table:style-name="ce19" office:value-type="string" calcext:value-type="string">
            <text:p>Promedio de goles por partido</text:p>
          </table:table-cell>
          <table:table-cell table:formula="of:=ROUND(AVERAGE([.F3:.F20]);1)" office:value-type="float" office:value="1.8" calcext:value-type="float">
            <text:p>1,8</text:p>
          </table:table-cell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6 – Luca-Milan Zander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64" calcext:value-type="float">
            <text:p>106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 </text:p>
          </table:table-cell>
          <table:table-cell table:style-name="ce6" office:value-type="string" calcext:value-type="string">
            <text:p>71.9 </text:p>
          </table:table-cell>
          <table:table-cell table:style-name="ce19"/>
          <table:table-cell table:style-name="ce19" office:value-type="string" calcext:value-type="string">
            <text:p>N.º Máximo tarjetas rojas(p/j)</text:p>
          </table:table-cell>
          <table:table-cell table:formula="of:=MAX([.I3:.I20])" office:value-type="float" office:value="1" calcext:value-type="float">
            <text:p>1</text:p>
          </table:table-cell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7 – Jackson Irvine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32" calcext:value-type="float">
            <text:p>93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74.7 </text:p>
          </table:table-cell>
          <table:table-cell table:style-name="ce19"/>
          <table:table-cell table:style-name="ce19" office:value-type="string" calcext:value-type="string">
            <text:p>N.º Máximo tarjetas amarillas(p/j)</text:p>
          </table:table-cell>
          <table:table-cell table:formula="of:=MAX([.H3:.H20])" office:value-type="float" office:value="4" calcext:value-type="float">
            <text:p>4</text:p>
          </table:table-cell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8 – Marcel Hartel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99" calcext:value-type="float">
            <text:p>12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.3 </text:p>
          </table:table-cell>
          <table:table-cell table:style-name="ce6" office:value-type="string" calcext:value-type="string">
            <text:p>81.8 </text:p>
          </table:table-cell>
          <table:table-cell table:style-name="ce19"/>
          <table:table-cell table:style-name="ce19" office:value-type="string" calcext:value-type="string">
            <text:p>Total goles</text:p>
          </table:table-cell>
          <table:table-cell table:formula="of:=SUM([.F3:.F20])" office:value-type="float" office:value="33" calcext:value-type="float">
            <text:p>33</text:p>
          </table:table-cell>
          <table:table-cell table:number-columns-repeated="2"/>
          <table:table-cell table:style-name="ce19"/>
        </table:table-row>
        <table:table-row table:style-name="ro1">
          <table:table-cell table:style-name="Accent_20_2" office:value-type="string" calcext:value-type="string">
            <text:p>9 – Finn Becker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.1 </text:p>
          </table:table-cell>
          <table:table-cell table:style-name="ce6" office:value-type="string" calcext:value-type="string">
            <text:p>78.3 </text:p>
          </table:table-cell>
          <table:table-cell table:style-name="ce19"/>
          <table:table-cell table:style-name="ce19" office:value-type="string" calcext:value-type="string">
            <text:p>N.º sin jugadores sin anotar</text:p>
          </table:table-cell>
          <table:table-cell table:formula="of:=COUNTIF([.F3:.F20];&quot;=0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Accent_20_2" office:value-type="string" calcext:value-type="string">
            <text:p>10 – Afeez Aremu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23" calcext:value-type="float">
            <text:p>8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5 </text:p>
          </table:table-cell>
          <table:table-cell table:style-name="ce6" office:value-type="string" calcext:value-type="string">
            <text:p>79.5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1 – Philipp Ziereis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79" calcext:value-type="float">
            <text:p>12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1 </text:p>
          </table:table-cell>
          <table:table-cell table:style-name="ce6" office:value-type="string" calcext:value-type="string">
            <text:p>85.2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2 – Nikola Vasilj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20" calcext:value-type="float">
            <text:p>162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.3 </text:p>
          </table:table-cell>
          <table:table-cell table:style-name="ce6" office:value-type="string" calcext:value-type="string">
            <text:p>74.3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3 – Igor Matanovic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.1 </text:p>
          </table:table-cell>
          <table:table-cell table:style-name="ce6" office:value-type="string" calcext:value-type="string">
            <text:p>66.7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4 – Eric Smith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72" calcext:value-type="float">
            <text:p>6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5 </text:p>
          </table:table-cell>
          <table:table-cell table:style-name="ce6" office:value-type="string" calcext:value-type="string">
            <text:p>74.4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5 – Maximilian Dittgen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9 </text:p>
          </table:table-cell>
          <table:table-cell table:style-name="ce6" office:value-type="string" calcext:value-type="string">
            <text:p>62.7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6 – Simon Makienok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.2 </text:p>
          </table:table-cell>
          <table:table-cell table:style-name="ce6" office:value-type="string" calcext:value-type="string">
            <text:p>62.3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7 – James Lawrence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1 </text:p>
          </table:table-cell>
          <table:table-cell table:style-name="ce6" office:value-type="string" calcext:value-type="string">
            <text:p>87.1 </text:p>
          </table:table-cell>
          <table:table-cell table:number-columns-repeated="6"/>
        </table:table-row>
        <table:table-row table:style-name="ro1">
          <table:table-cell table:style-name="Accent_20_2" office:value-type="string" calcext:value-type="string">
            <text:p>18 – Adam Dzwigala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1 </text:p>
          </table:table-cell>
          <table:table-cell table:style-name="ce6" office:value-type="string" calcext:value-type="string">
            <text:p>75.3 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3">
          <table:table-cell table:style-name="ce14" office:value-type="string" calcext:value-type="string" table:number-columns-spanned="11" table:number-rows-spanned="7">
            <text:p/>
            <text:p/>
            <text:p/>
            <text:p/>
            <text:p><text:span text:style-name="T1">Funciones:</text:span></text:p>
            <text:p/>
            <text:p><text:span text:style-name="T1">-SUMA()</text:span>: Al insertar la función SUMA utilizando el botón Suma, Calc localiza rápidamente y por proximidad el rango de celdas que supone queremos sumar, y espera que confirmemos su selección, o que en su lugar seleccionemos manualmente el rango de celdas a sumar.</text:p>
            <text:p/>
            <text:p/>
            <text:p><text:span text:style-name="T1">-PROMEDIO()</text:span>:La función PROMEDIO nos devuelve la media aritmética de un conjunto</text:p>
            <text:p>de números (rango). Para realizar la media aritmética se suman todos los valores y se</text:p>
            <text:p>divide por el no de valores que hemos sumado.</text:p>
            <text:p>Por ejemplo: (7 + 3 + 5) / 3 = 5</text:p>
            <text:p/>
            <text:p><text:span text:style-name="T1">-MAX()</text:span>:La función MAX() nos devuelve el no máximo de un conjunto de valores (celdas -</text:p>
            <text:p>Rango).</text:p>
            <text:p/>
            <text:p>-<text:span text:style-name="T1">MIN():</text:span> La función MIN() nos devuelve el no mínimo de un conjunto de valores (celdas -</text:p>
            <text:p>Rango).</text:p>
            <text:p/>
            <text:p><text:span text:style-name="T1">-CONTAR:</text:span><text:span text:style-name="T2">Cuenta los argumentos que cumplen con las condiciones dadas .</text:span></text:p>
            <text:p/>
            <text:p><text:span text:style-name="T1">-REDONDEAR:</text:span><text:span text:style-name="T2"> Redondea un número de decimales especificado.</text:span></text:p>
          </table:table-cell>
          <table:covered-table-cell table:number-columns-repeated="7" table:style-name="Default"/>
          <table:covered-table-cell table:number-columns-repeated="3"/>
          <table:table-cell table:number-columns-repeated="6"/>
        </table:table-row>
        <table:table-row table:style-name="ro3">
          <table:covered-table-cell/>
          <table:covered-table-cell table:number-columns-repeated="10" table:style-name="Default"/>
          <table:table-cell table:number-columns-repeated="6"/>
        </table:table-row>
        <table:table-row table:style-name="ro3">
          <table:covered-table-cell/>
          <table:covered-table-cell table:number-columns-repeated="10" table:style-name="Default"/>
          <table:table-cell/>
          <table:table-cell table:style-name="ce19" table:number-columns-repeated="3"/>
          <table:table-cell table:number-columns-repeated="2"/>
        </table:table-row>
        <table:table-row table:style-name="ro3">
          <table:covered-table-cell/>
          <table:covered-table-cell table:number-columns-repeated="7" table:style-name="Default"/>
          <table:covered-table-cell table:number-columns-repeated="3"/>
          <table:table-cell table:number-columns-repeated="6"/>
        </table:table-row>
        <table:table-row table:style-name="ro3">
          <table:covered-table-cell table:style-name="ce15" table:formula="of:=-SUM():[.C23:.D25]" office:value-type="string" office:string-value="" calcext:value-type="error">
            <text:p>Err:502</text:p>
          </table:covered-table-cell>
          <table:covered-table-cell table:number-columns-repeated="7" table:style-name="Default"/>
          <table:covered-table-cell table:number-columns-repeated="3"/>
          <table:table-cell table:number-columns-repeated="6"/>
        </table:table-row>
        <table:table-row table:style-name="ro1">
          <table:covered-table-cell/>
          <table:covered-table-cell table:number-columns-repeated="7" table:style-name="Default"/>
          <table:covered-table-cell table:number-columns-repeated="3"/>
          <table:table-cell table:number-columns-repeated="6"/>
        </table:table-row>
        <table:table-row table:style-name="ro1">
          <table:covered-table-cell/>
          <table:covered-table-cell table:number-columns-repeated="7" table:style-name="Default"/>
          <table:covered-table-cell table:number-columns-repeated="3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4" office:value-type="string" calcext:value-type="string">
            <text:p>LEYENDA</text:p>
            <text:p>Mins: <text:span text:style-name="T2">Minutos jugados</text:span></text:p>
            <text:p>Goles: <text:span text:style-name="T2">Total goles</text:span></text:p>
            <text:p>Asist: <text:span text:style-name="T2">Total asistencias </text:span></text:p>
            <text:p>Amar:<text:span text:style-name="T2"> Tarjeta amarilla</text:span></text:p>
            <text:p>Roja: <text:span text:style-name="T2">Roja directa</text:span></text:p>
            <text:p>TpP: <text:span text:style-name="T2">Tiros por partido</text:span><text:span text:style-name="T1"> </text:span></text:p>
            <text:p>AP%: <text:span text:style-name="T2">Porcentaje acierto pase</text:span></text:p>
            <text:p>CM: <text:span text:style-name="T2">Altura (en cm)</text:span></text:p>
            <text:p>KG:<text:span text:style-name="T2"> Peso (en kg)</text:span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 table:number-rows-repeated="104854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6:53:53.165000000</meta:creation-date>
    <dc:date>2022-02-09T11:13:50.459746866</dc:date>
    <meta:editing-duration>PT1H16M32S</meta:editing-duration>
    <meta:editing-cycles>9</meta:editing-cycles>
    <meta:generator>LibreOffice/6.4.7.2$Linux_X86_64 LibreOffice_project/40$Build-2</meta:generator>
    <meta:document-statistic meta:table-count="1" meta:cell-count="231" meta:object-count="0"/>
  </office:meta>
</office:document-meta>
</file>